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505</text:p>
          </table:table-cell>
          <table:table-cell table:style-name="ce1" office:value-type="string">
            <text:p>アンパンマン・のびのびワーク２歳</text:p>
            <text:p>オレンジ・ピンク・茶色・灰色等々。色も色々な種類がありますね。</text:p>
          </table:table-cell>
          <table:table-cell table:style-name="ce1" office:value-type="string">
            <text:p>将棋タウン「将棋幼稚園」将棋入門</text:p>
            <text:p>二歩という反則・行き所の無い駒</text:p>
          </table:table-cell>
          <table:table-cell table:style-name="ce1" office:value-type="string">
            <text:p>サイト「将棋ルール．ｃｏｍ」</text:p>
            <text:p>対局開始前には必ず「よろしくお願いします」と挨拶しよう。これでお互い気持ち良く対局できる！</text:p>
          </table:table-cell>
          <table:table-cell table:style-name="ce1" office:value-type="string">
            <text:p>練習局面課題演習　ＡＩ将棋１５　３級　１周目　第１問</text:p>
            <text:p>０．０００５８％　－４０４８　５７級　たまご</text:p>
            <text:p>達成率アップ！</text:p>
            <text:p>決着がつく時は玉が詰む時以外にもありましたね。そして対局時のマナー。大切です。本格的な学習に進む前に絶対押さえておきたい超重要事項ですね。ここが出来ていなければ上達しないし強くならない。しっかり学習し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506</text:p>
          </table:table-cell>
          <table:table-cell table:style-name="ce1" office:value-type="string">
            <text:p>アンパンマン・のびのびワーク２歳</text:p>
            <text:p>４つの絵の中から仲間外れの絵を探す問題。花の中に何故かキャンディー。瞬時に見抜く力が必要ですね。</text:p>
          </table:table-cell>
          <table:table-cell table:style-name="ce1" office:value-type="string">
            <text:p>将棋タウン「将棋幼稚園」将棋入門</text:p>
            <text:p>さあ、始めてみましょう。</text:p>
          </table:table-cell>
          <table:table-cell table:style-name="ce1" office:value-type="string">
            <text:p>サイト「将棋ルール．ｃｏｍ」</text:p>
            <text:p>将棋は一人で考え抜いて勝ち切るゲーム。対局者との２人の世界だ。自分だけで考えることで自分自身の成長に繋がる。</text:p>
          </table:table-cell>
          <table:table-cell table:style-name="ce1" office:value-type="string">
            <text:p>練習局面課題演習　ＡＩ将棋１６　３級　１周目　第１問</text:p>
            <text:p>０．０００５８％　－４０４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507</text:p>
          </table:table-cell>
          <table:table-cell office:value-type="string">
            <text:p>アンパンマン・のびのびワーク２歳</text:p>
            <text:p>たくさんの乗り物のおもちゃの中に何故か玉子の寿司が一つ。</text:p>
          </table:table-cell>
          <table:table-cell office:value-type="string">
            <text:p>将棋タウン「将棋幼稚園」将棋入門</text:p>
            <text:p>その他のルール・打ち歩詰め・千日手・持将棋</text:p>
          </table:table-cell>
          <table:table-cell office:value-type="string">
            <text:p>サイト「将棋ルール．ｃｏｍ」</text:p>
            <text:p>周りの人は口出ししない。</text:p>
          </table:table-cell>
          <table:table-cell office:value-type="string">
            <text:p>練習局面課題演習　ＡＩ将棋１７　３級　１周目　第１問</text:p>
            <text:p>０．０００５８％　－４０４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508</text:p>
          </table:table-cell>
          <table:table-cell table:style-name="ce1" office:value-type="string">
            <text:p>アンパンマン・のびのびワーク２歳</text:p>
            <text:p>色の違う４つのシャツ。指定された色のシャツを見つけます。</text:p>
          </table:table-cell>
          <table:table-cell table:style-name="ce1" office:value-type="string">
            <text:p>将棋タウン「将棋幼稚園」マナーについて</text:p>
            <text:p>待ったの禁止・開始と終了の挨拶・持ち駒の扱い方・助言の禁止</text:p>
          </table:table-cell>
          <table:table-cell table:style-name="ce1" office:value-type="string">
            <text:p>サイト「将棋ルール．ｃｏｍ」</text:p>
            <text:p>駒はマスの中に綺麗に置く。傾いていたりどのマスに置いてあるのか分からないことが無いようにしよう。</text:p>
          </table:table-cell>
          <table:table-cell table:style-name="ce1" office:value-type="string">
            <text:p>練習局面課題演習　ＡＩ将棋１９　３級　１周目　第１問</text:p>
            <text:p>０．０００５８％　－４０４８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509</text:p>
          </table:table-cell>
          <table:table-cell table:style-name="ce1" office:value-type="string">
            <text:p>アンパンマン・のびのびワーク２歳</text:p>
            <text:p>特定のクッキーを探す問題。形や模様で判断します。</text:p>
          </table:table-cell>
          <table:table-cell table:style-name="ce1" office:value-type="string">
            <text:p>将棋タウン「将棋幼稚園」マナーについて</text:p>
            <text:p>王将と玉将・空打ちや叩きつけの禁止・手の戻しの禁止・長考の配慮・私語禁止・感想戦</text:p>
          </table:table-cell>
          <table:table-cell table:style-name="ce1" office:value-type="string">
            <text:p>サイト「将棋ルール．ｃｏｍ」</text:p>
            <text:p>持ち駒は相手にも見やすく綺麗に並べる。隠したりしてはいけない。相手に失礼なだけでなく、自分も局面の状況が分からなくなる。</text:p>
          </table:table-cell>
          <table:table-cell table:style-name="ce1" office:value-type="string">
            <text:p>練習局面課題演習　激指１５　指導対局　渡部愛　８級　１周目　第１問</text:p>
            <text:p>０．０００５８％　－４０４８　５７級　たまご</text:p>
            <text:p>こまめに指導対局を受けて指し方をチェック。他人の手ほどき（人じゃなくてソフトだけど）を受けるのも大切ですね。強くなったら人ともどんどん対戦して感想戦を通してフィードバックを受けたいと思います。</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510</text:p>
          </table:table-cell>
          <table:table-cell table:style-name="ce1" office:value-type="string">
            <text:p>アンパンマン・のびのびワーク２歳</text:p>
            <text:p>コップの色と模様で指定された物を選びます。</text:p>
          </table:table-cell>
          <table:table-cell table:style-name="ce1" office:value-type="string">
            <text:p>将棋タウン「将棋幼稚園」棋譜の読み方・書き方</text:p>
            <text:p>基礎編・前半戦</text:p>
          </table:table-cell>
          <table:table-cell table:style-name="ce1" office:value-type="string">
            <text:p>サイト「将棋ルール．ｃｏｍ」</text:p>
            <text:p>一度指したら打ち直しは出来ない。慎重に考えて着手しよう。</text:p>
          </table:table-cell>
          <table:table-cell table:style-name="ce1" office:value-type="string">
            <text:p>練習局面課題演習　東大将棋無双１　８級　１周目　第１問</text:p>
            <text:p>０．０００５８％　－４０４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511</text:p>
          </table:table-cell>
          <table:table-cell table:style-name="ce1" office:value-type="string">
            <text:p>アンパンマン・のびのびワーク２歳</text:p>
            <text:p>指定された柄のハンカチを探す問題。これの発展形が「ウォーリーを探せ」とかになってくるんだろうなあ。</text:p>
          </table:table-cell>
          <table:table-cell table:style-name="ce1" office:value-type="string">
            <text:p>将棋タウン「将棋幼稚園」棋譜の読み方・書き方</text:p>
            <text:p>基礎編・後半戦</text:p>
          </table:table-cell>
          <table:table-cell table:style-name="ce1" office:value-type="string">
            <text:p>サイト「将棋ルール．ｃｏｍ」</text:p>
            <text:p>待ったはルール違反。マナーにも反しますね。</text:p>
          </table:table-cell>
          <table:table-cell table:style-name="ce1" office:value-type="string">
            <text:p>練習局面課題演習　東大将棋無双２　８級　１周目　第１問</text:p>
            <text:p>０．０００５８％　－４０４８　５７級　たまご</text:p>
          </table:table-cell>
          <table:table-cell table:style-name="ce1" table:number-columns-repeated="17"/>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6"/>
          <table:table-cell table:style-name="ce3"/>
          <table:table-cell table:style-name="ce1" table:number-columns-repeated="17"/>
          <table:table-cell table:number-columns-repeated="1000"/>
        </table:table-row>
        <table:table-row table:style-name="ro4">
          <table:table-cell table:style-name="ce1" table:number-columns-repeated="3"/>
          <table:table-cell table:style-name="ce3"/>
          <table:table-cell table:style-name="ce1" table:number-columns-repeated="20"/>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154">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05">2022/06/05</text:date>, <text:time>23:52: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4DT19H34M42S</meta:editing-duration>
    <meta:editing-cycles>166</meta:editing-cycles>
    <meta:generator>OpenOffice/4.1.6$Win32 OpenOffice.org_project/416m1$Build-9790</meta:generator>
    <dc:date>2022-06-05T23:52:02.93</dc:date>
    <meta:document-statistic meta:table-count="1" meta:cell-count="48" meta:object-count="0"/>
    <meta:user-defined meta:name="Info 1"/>
    <meta:user-defined meta:name="Info 2"/>
    <meta:user-defined meta:name="Info 3"/>
    <meta:user-defined meta:name="Info 4"/>
  </office:meta>
</office:document-meta>
</file>